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83dc"/>
    </style:style>
    <style:style style:name="P2" style:family="paragraph" style:parent-style-name="Standard">
      <style:text-properties fo:language="en" fo:country="US" officeooo:rsid="001e83dc" officeooo:paragraph-rsid="001e83dc"/>
    </style:style>
    <style:style style:name="P3" style:family="paragraph" style:parent-style-name="Standard">
      <style:text-properties fo:language="en" fo:country="US" officeooo:rsid="001e83dc" officeooo:paragraph-rsid="001fb37c"/>
    </style:style>
    <style:style style:name="P4" style:family="paragraph" style:parent-style-name="Standard" style:list-style-name="L1">
      <style:text-properties officeooo:paragraph-rsid="001e83dc"/>
    </style:style>
    <style:style style:name="P5" style:family="paragraph" style:parent-style-name="Standard" style:list-style-name="L2">
      <style:text-properties officeooo:paragraph-rsid="001e83dc"/>
    </style:style>
    <style:style style:name="P6" style:family="paragraph" style:parent-style-name="Standard">
      <style:text-properties fo:color="#00a933" fo:language="en" fo:country="US" officeooo:rsid="001e83dc" officeooo:paragraph-rsid="001e83dc"/>
    </style:style>
    <style:style style:name="P7" style:family="paragraph" style:parent-style-name="Standard">
      <style:text-properties fo:color="#ff0000" fo:language="en" fo:country="US" officeooo:rsid="001e83dc" officeooo:paragraph-rsid="001e83dc"/>
    </style:style>
    <style:style style:name="P8" style:family="paragraph" style:parent-style-name="Standard">
      <style:text-properties fo:color="#2a6099" fo:language="en" fo:country="US" officeooo:rsid="001e83dc" officeooo:paragraph-rsid="001e83dc"/>
    </style:style>
    <style:style style:name="P9" style:family="paragraph" style:parent-style-name="Standard" style:list-style-name="L3">
      <style:text-properties officeooo:paragraph-rsid="001fb37c"/>
    </style:style>
    <style:style style:name="P10" style:family="paragraph" style:parent-style-name="Standard" style:list-style-name="L3">
      <style:text-properties officeooo:rsid="001fb37c" officeooo:paragraph-rsid="001fb37c"/>
    </style:style>
    <style:style style:name="P11" style:family="paragraph" style:parent-style-name="Standard" style:list-style-name="L3">
      <style:text-properties officeooo:rsid="001fe20d" officeooo:paragraph-rsid="001fe20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83dc"/>
    </style:style>
    <style:style style:name="T3" style:family="text">
      <style:text-properties fo:language="en" fo:country="US" officeooo:rsid="001fb37c"/>
    </style:style>
    <style:style style:name="T4" style:family="text">
      <style:text-properties fo:language="en" fo:country="US" officeooo:rsid="001fe20d"/>
    </style:style>
    <style:style style:name="T5" style:family="text">
      <style:text-properties officeooo:rsid="001fb37c"/>
    </style:style>
    <style:style style:name="T6" style:family="text">
      <style:text-properties officeooo:rsid="001fe2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metable for the CODE-Challenge</text:p>
      <text:p text:style-name="P2"/>
      <text:p text:style-name="P6">08.07.2020 – official start of the challenge</text:p>
      <text:p text:style-name="P2"/>
      <text:p text:style-name="P2">08.07.2020 – 10.07.2020 <text:s/>first working period</text:p>
      <text:p text:style-name="P2"/>
      <text:p text:style-name="P2"><text:tab/>TO DO:</text:p>
      <text:p text:style-name="P2"/>
      <text:list xml:id="list729634756" text:style-name="L2">
        <text:list-item>
          <text:p text:style-name="P5"><text:span text:style-name="T2">start documentation of the current status of the w</text:span><text:span text:style-name="T3">ebsite </text:span><text:span text:style-name="T2">(inventory) and define goals/to-dos</text:span></text:p>
        </text:list-item>
      </text:list>
      <text:p text:style-name="P1"><text:span text:style-name="T2"/></text:p>
      <text:p text:style-name="P1"><text:span text:style-name="T2"/></text:p>
      <text:p text:style-name="P8">11.07 – 18.07.2020 – break</text:p>
      <text:p text:style-name="P2"/>
      <text:list xml:id="list1386200806" text:style-name="L1">
        <text:list-item>
          <text:p text:style-name="P4"><text:span text:style-name="T2">no possibility to work on the project because of pre-planned events with friends (birthdays, long awaited visitors from Munich etc.)</text:span></text:p>
        </text:list-item>
      </text:list>
      <text:p text:style-name="P2"/>
      <text:p text:style-name="P2"/>
      <text:p text:style-name="P2">19.07.2020 – 29.07.2020 – second working period</text:p>
      <text:p text:style-name="P2"/>
      <text:p text:style-name="P3"><text:tab/>TO DO<text:span text:style-name="T5"> </text:span>:</text:p>
      <text:p text:style-name="P3"/>
      <text:list xml:id="list3556921287" text:style-name="L3">
        <text:list-item>
          <text:p text:style-name="P9"><text:span text:style-name="T3">end</text:span><text:span text:style-name="T2"> documentation of the current status of the w</text:span><text:span text:style-name="T3">ebsite </text:span><text:span text:style-name="T2">(inventory) and define goals/to-dos </text:span><text:span text:style-name="T3">(19.07.2020)</text:span></text:p>
        </text:list-item>
        <text:list-item>
          <text:p text:style-name="P10"><text:span text:style-name="T1">finish admin-area (</text:span><text:span text:style-name="T4">20.07.2020 - </text:span><text:span text:style-name="T1">23.07.2020)</text:span></text:p>
        </text:list-item>
        <text:list-item>
          <text:p text:style-name="P11"><text:span text:style-name="T1">finish user end (23.07.2020 - 26.07.2020)</text:span></text:p>
        </text:list-item>
        <text:list-item>
          <text:p text:style-name="P11"><text:span text:style-name="T1">finish documentation of the sprint (26.07.2020 - 29.07.2020)</text:span></text:p>
        </text:list-item>
      </text:list>
      <text:p text:style-name="P2"/>
      <text:p text:style-name="P7">29.07.2020 – official end of the challen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56:55.998663547</meta:creation-date>
    <dc:date>2020-07-19T15:29:00.963706485</dc:date>
    <meta:editing-duration>PT11M44S</meta:editing-duration>
    <meta:editing-cycles>1</meta:editing-cycles>
    <meta:document-statistic meta:table-count="0" meta:image-count="0" meta:object-count="0" meta:page-count="1" meta:paragraph-count="14" meta:word-count="106" meta:character-count="728" meta:non-whitespace-character-count="632"/>
    <meta:generator>LibreOffice/6.4.4.2$Linux_X86_64 LibreOffice_project/40$Build-2</meta:generator>
  </office:meta>
</office:document-meta>
</file>